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Controller.handleEmpt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sum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rollerSpecTests.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ontrollerSpecTests.configurerConsu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yControllerAdvice.handle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troller.handle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rollerSpecTests.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Controller.handleRoo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rollerSpecTests.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ntrollerSpecTests.controllerEmpt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ntrollerSpecTests.controllerAdviceWithClass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onsumer.accept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